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/>
    <style:font-face style:name="Noto Sans1" svg:font-family="'Noto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dobe Blank" svg:font-family="'Adobe Blan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justify" style:justify-single-word="false" style:page-number="auto"/>
      <style:text-properties officeooo:paragraph-rsid="000ecec6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1a1a1a" style:font-name="Arial" fo:font-size="13pt" fo:language="en" fo:country="US" style:font-size-asian="13pt" style:font-name-complex="Arial" style:font-size-complex="13pt"/>
    </style:style>
    <style:style style:name="T2" style:family="text">
      <style:text-properties fo:color="#1a1a1a" style:font-name="Arial" fo:font-size="13pt" fo:language="en" fo:country="US" officeooo:rsid="000d3d1f" style:font-size-asian="13pt" style:font-name-complex="Arial" style:font-size-complex="13pt"/>
    </style:style>
    <style:style style:name="T3" style:family="text">
      <style:text-properties fo:color="#1a1a1a" style:font-name="Arial" fo:font-size="13pt" fo:language="en" fo:country="US" officeooo:rsid="000ecec6" style:font-size-asian="13pt" style:font-name-complex="Arial" style:font-size-complex="13pt"/>
    </style:style>
    <style:style style:name="T4" style:family="text">
      <style:text-properties fo:color="#1a1a1a" style:font-name="Arial" fo:font-size="13pt" fo:language="en" fo:country="US" officeooo:rsid="0013504f" style:font-size-asian="13pt" style:font-name-complex="Arial" style:font-size-complex="13pt"/>
    </style:style>
    <style:style style:name="T5" style:family="text">
      <style:text-properties fo:color="#1a1a1a" style:font-name="Arial" fo:font-size="13pt" fo:language="en" fo:country="US" officeooo:rsid="00167424" style:font-size-asian="13pt" style:font-name-complex="Arial" style:font-size-complex="13pt"/>
    </style:style>
    <style:style style:name="T6" style:family="text">
      <style:text-properties fo:color="#1a1a1a" style:font-name="Arial" fo:font-size="13pt" fo:language="en" fo:country="US" officeooo:rsid="0018e431" style:font-size-asian="13pt" style:font-name-complex="Arial" style:font-size-complex="13pt"/>
    </style:style>
    <style:style style:name="T7" style:family="text">
      <style:text-properties fo:color="#1a1a1a" style:font-name="Arial" fo:font-size="13pt" fo:language="en" fo:country="US" officeooo:rsid="001936c8" style:font-size-asian="13pt" style:font-name-complex="Arial" style:font-size-complex="13pt"/>
    </style:style>
    <style:style style:name="T8" style:family="text">
      <style:text-properties fo:color="#1a1a1a" style:font-name="Arial" fo:font-size="13pt" fo:language="en" fo:country="US" officeooo:rsid="001984e4" style:font-size-asian="13pt" style:font-name-complex="Arial" style:font-size-complex="13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dobe Blank" style:font-size-asian="10.5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re is a lot of software with the sole purpose of learning, but almost all of it is propietary software, and is also created by profes</text:span><text:span text:style-name="T2">s</text:span><text:span text:style-name="T1">ionals; but there is </text:span><text:span text:style-name="T3">some </text:span><text:span text:style-name="T1">software with w</text:span><text:span text:style-name="T3">h</text:span><text:span text:style-name="T1">ich students can learn how to code: software libre. </text:span><text:span text:style-name="T6">The learning is</text:span><text:span text:style-name="T1"> </text:span><text:span text:style-name="T4">even </text:span><text:span text:style-name="T1">better if it is created by enthusiastic learners, </text:span><text:span text:style-name="T6">because the code is easier to read by non-professionals and enthusiasts</text:span><text:span text:style-name="T1">. That is why with more than four thousand lines of source code, we created InvProy a Software Libre network simulation program (still in Alpha version). </text:span><text:span text:style-name="T7">It has</text:span><text:span text:style-name="T1"> learning and teaching purposes, both on networking and programming. </text:span><text:span text:style-name="T5">It is w</text:span><text:span text:style-name="T1">ritten in the Python programming language and using the Gtk+ library for the Graphics User Interface. At the moment it supports sending Ping’s while using the IEEE 802.11, TCP/IP and ICMP protocols. But as it is software libre, everybody can contribute to </text:span><text:span text:style-name="T3">it</text:span><text:span text:style-name="T1"> </text:span><text:span text:style-name="T3">so</text:span><text:span text:style-name="T1"> it will become a more complete software soon, with more functionalities and</text:span><text:span text:style-name="T3"> </text:span><text:span text:style-name="T8">an easier to use interface.</text:span><text:span text:style-name="T3"><office:annotation><dc:creator>Unknown Author</dc:creator><dc:date>2016-09-21T10:45:19.887444426</dc:date><text:p text:style-name="P2"><text:span text:style-name="T9">Fit “ease of use” in there.</text:span></text:p></office:annotatio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, 'ＭＳ 明朝'" style:font-family-generic="modern"/>
    <style:font-face style:name="Noto Sans1" svg:font-family="'Noto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dobe Blank" svg:font-family="'Adobe Blank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dobe Blank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Adobe Blank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mbria" fo:font-family="Cambria" style:font-family-generic="roman" style:font-pitch="variable" fo:font-size="12pt" fo:language="es" fo:country="ES" style:font-name-asian="MS Mincho" style:font-family-asian="'MS Mincho', 'ＭＳ 明朝'" style:font-family-generic-asian="moder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uente_20_de_20_párrafo_20_predeter." style:display-name="Fuente de párrafo predeter.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a Rubio</meta:initial-creator>
    <meta:creation-date>2016-09-20T08:28:00</meta:creation-date>
    <dc:date>2016-09-21T10:49:24.213460503</dc:date>
    <meta:editing-cycles>17</meta:editing-cycles>
    <meta:editing-duration>PT43M30S</meta:editing-duration>
    <meta:generator>LibreOffice/5.2.1.2$Linux_X86_64 LibreOffice_project/20m0$Build-2</meta:generator>
    <meta:document-statistic meta:table-count="0" meta:image-count="0" meta:object-count="0" meta:page-count="1" meta:paragraph-count="1" meta:word-count="163" meta:character-count="974" meta:non-whitespace-character-count="812"/>
  </office:meta>
</office:document-meta>
</file>